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9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(DANIELLE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6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</table:table-cell>
          <table:table-cell table:style-name="ce6" office:value-type="string">
            <text:p>Tutorial: Auto plays for the first time game starts(After clicking past the splashscreen). Setup tutorial according to tutorial script.</text:p>
          </table:table-cell>
          <table:table-cell table:style-name="ce6" office:value-type="string">
            <text:p>Cards should not be able to be clicked after losing.</text:p>
          </table:table-cell>
          <table:table-cell table:style-name="ce6" office:value-type="string">
            <text:p>Some screen effect or notification to let player know they can click on the info page map to see other facts and scales.</text:p>
          </table:table-cell>
          <table:table-cell table:style-name="ce6" office:value-type="string">
            <text:p>Voice missing antelopes: "Blue Wildebeest","Gnu", <text:s/>"Blesbok", "Hunter's Antelope", "Hirola"</text:p>
          </table:table-cell>
          <table:table-cell table:style-name="ce6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0" office:value-type="string">
            <text:p>Add Rhizome Publishing logo to start of app after it says made by unity.(CardMatchingGame\Assets\Resources\UI\RhizomeSplashLogo.tga)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ce6" office:value-type="string">
            <text:p>The "GO" doesnt show up on the second try after losing.</text:p>
          </table:table-cell>
          <table:table-cell table:style-name="ce7" office:value-type="string">
            <text:p>HOLD OFF Until feedback. Make new backgrounds per region using current assets.</text:p>
          </table:table-cell>
          <table:table-cell table:style-name="ce6" office:value-type="string">
            <text:p>New lioness roar. <text:s/>Talk with Lucian first.</text:p>
          </table:table-cell>
          <table:table-cell table:style-name="ce6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0" office:value-type="string">
            <text:p>Make square version of logo with text below it and transparent background(Not with the teal and white border)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/>
          <table:table-cell table:style-name="ce6" office:value-type="string">
            <text:p>Squish all info scale related textures by half(All of the scale textures are 512x256, but are currently being shown in game at 512x512).</text:p>
          </table:table-cell>
          <table:table-cell table:style-name="ce6" office:value-type="string">
            <text:p>Implement Metric system option in settings menu by switching "InfoScale_Feet" and "InfoScale_Meters" textures in the info pages.</text:p>
          </table:table-cell>
          <table:table-cell table:style-name="ce7" office:value-type="string">
            <text:p>HOLD OFF Until feedback. <text:s/>Make specific assets for backgrounds to have each area stand out.</text:p>
          </table:table-cell>
          <table:table-cell table:style-name="ce6" office:value-type="string">
            <text:p>Voice a tutorial.</text:p>
          </table:table-cell>
          <table:table-cell table:style-name="ce6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0" office:value-type="string">
            <text:p>Write up tutorial script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Have a mobile, web, pc, mac build ready for testers before December 1st.</text:p>
          </table:table-cell>
          <table:table-cell table:style-name="ce6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ce7" office:value-type="string">
            <text:p>HOLD OFF Until feedback. <text:s/>Update all fonts.</text:p>
          </table:table-cell>
          <table:table-cell table:style-name="ce7" office:value-type="string">
            <text:p>New song for something.</text:p>
          </table:table-cell>
          <table:table-cell table:style-name="ce6" office:value-type="string">
            <text:p>Include an area for users to type in their email.</text:p>
          </table:table-cell>
          <table:table-cell table:style-name="ce10" office:value-type="string">
            <text:p>After clicking an antelope, then the lion, then the correct antelope, the last antelope runs off and the other antelope stays and is unclickable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Add splash hyena laugh timed with sprite animation.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7" office:value-type="string">
            <text:p>Have Masaai splash animate lips talking.</text:p>
          </table:table-cell>
          <table:table-cell table:style-name="ce7" office:value-type="string">
            <text:p>Lucian review current sounds and come up with plan for any changes or additions.</text:p>
          </table:table-cell>
          <table:table-cell table:style-name="ce6" office:value-type="string">
            <text:p>Include an area for users to post a bug about "Splash / Startup" in addition to Gameplay, Information, Settings, and Region.</text:p>
          </table:table-cell>
          <table:table-cell table:style-name="ce10" office:value-type="string">
            <text:p>After entering info page or and then going into the game settings menu bug. <text:s/>Prevent pressing back in game now returns player to the info page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/>
          <table:table-cell table:style-name="ce8" office:value-type="string">
            <text:p>Bug where antelope runs from back of card, difficult to reproduce...(While lioness is out in either medium or hard).</text:p>
          </table:table-cell>
          <table:table-cell table:style-name="ce7" office:value-type="string">
            <text:p>Have a setting to watch tutorial again.</text:p>
          </table:table-cell>
          <table:table-cell table:style-name="ce8" office:value-type="string">
            <text:p>Have Masaai jump.</text:p>
          </table:table-cell>
          <table:table-cell table:style-name="ce7" office:value-type="string">
            <text:p>New antelope grunts for small, medium, and large.</text:p>
          </table:table-cell>
          <table:table-cell table:style-name="ce6" office:value-type="string">
            <text:p>Add a "Submit Bug" button for users to press to send their bug in.</text:p>
          </table:table-cell>
          <table:table-cell table:style-name="ce10" office:value-type="string">
            <text:p>Music and Voice settings from the settings menu bug, are not affecting volume.</text:p>
            <text:p><text:span text:style-name="T6"/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ce7" office:value-type="string">
            <text:p>Have a setting to turn on color blind mode.</text:p>
          </table:table-cell>
          <table:table-cell table:style-name="Default"/>
          <table:table-cell table:style-name="ce7" office:value-type="string">
            <text:p>New antelope sounds? <text:s/>Currently just modulated.</text:p>
          </table:table-cell>
          <table:table-cell table:style-name="ce6" office:value-type="string">
            <text:p>Submited bugs will need to be sorted and modified before adding to a database.</text:p>
          </table:table-cell>
          <table:table-cell table:style-name="ce10" office:value-type="string">
            <text:p>Implement button to cycle between facts / distribution / scales. 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Sometimes the info page stops speaking the names of antelope.</text:p>
          </table:table-cell>
          <table:table-cell table:style-name="ce8" office:value-type="string">
            <text:p>Add setting for enabling an in game timer.</text:p>
          </table:table-cell>
          <table:table-cell table:style-name="Default"/>
          <table:table-cell table:style-name="ce8" office:value-type="string">
            <text:p>Lioness warning somehow, may be show them take over cards in the beginning and roar to scare antelope away.</text:p>
          </table:table-cell>
          <table:table-cell table:style-name="ce6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ce8" office:value-type="string">
            <text:p>Set lioness as an option in settings menu and default to off.</text:p>
          </table:table-cell>
          <table:table-cell table:style-name="Default" table:number-columns-repeated="2"/>
          <table:table-cell table:style-name="ce6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8" office:value-type="string">
            <text:p>Set lioness to turn back over instead of staying up.</text:p>
          </table:table-cell>
          <table:table-cell table:style-name="Default" table:number-columns-repeated="2"/>
          <table:table-cell table:style-name="ce6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8" office:value-type="string">
            <text:p>Text "Click a region to begin" for pc build and <text:s/>"Tap a region to begin" for mobile.</text:p>
          </table:table-cell>
          <table:table-cell table:style-name="Default" table:number-columns-repeated="4"/>
          <table:table-cell table:number-columns-repeated="1017"/>
        </table:table-row>
        <table:table-row table:style-name="ro2" table:number-rows-repeated="3">
          <table:table-cell table:style-name="Default" table:number-columns-repeated="7"/>
          <table:table-cell table:number-columns-repeated="1017"/>
        </table:table-row>
        <table:table-row table:style-name="ro2" table:number-rows-repeated="28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11/11/2018</text:date>, <text:time>15:0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0H13M56S</meta:editing-duration>
    <meta:editing-cycles>102</meta:editing-cycles>
    <meta:generator>OpenOffice/4.1.5$Win32 OpenOffice.org_project/415m1$Build-9789</meta:generator>
    <dc:date>2018-11-11T15:04:17.55</dc:date>
    <dc:creator>Matt Hunter</dc:creator>
    <meta:document-statistic meta:table-count="3" meta:cell-count="59" meta:object-count="0"/>
    <meta:user-defined meta:name="Info 1"/>
    <meta:user-defined meta:name="Info 2"/>
    <meta:user-defined meta:name="Info 3"/>
    <meta:user-defined meta:name="Info 4"/>
  </office:meta>
</office:document-meta>
</file>